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e00" officeooo:paragraph-rsid="001e6e00"/>
    </style:style>
    <style:style style:name="P2" style:family="paragraph" style:parent-style-name="Standard">
      <style:text-properties officeooo:paragraph-rsid="001e6e00"/>
    </style:style>
    <style:style style:name="T1" style:family="text">
      <style:text-properties officeooo:rsid="001e6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BSTRACT – This report describes the development and demonstration of a Facial Expression Recognition project for Visual Computation subject.</text:span></text:p>
      <text:p text:style-name="P2"/>
      <text:p text:style-name="P1">INTRODUCTION→</text:p>
      <text:p text:style-name="P1"/>
      <text:p text:style-name="P1">The main goal of this project was to learn and create a program that detects facial expressions, using Python, dlib and SVM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7:52:11.658249181</meta:creation-date>
    <dc:date>2021-01-25T17:55:46.943684322</dc:date>
    <meta:editing-duration>PT3M36S</meta:editing-duration>
    <meta:editing-cycles>1</meta:editing-cycles>
    <meta:document-statistic meta:table-count="0" meta:image-count="0" meta:object-count="0" meta:page-count="1" meta:paragraph-count="3" meta:word-count="41" meta:character-count="278" meta:non-whitespace-character-count="238"/>
    <meta:generator>LibreOffice/6.4.6.2$Linux_X86_64 LibreOffice_project/40$Build-2</meta:generator>
  </office:meta>
</office:document-meta>
</file>